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5"/>
    <style:style style:name="ce2" style:family="table-cell" style:parent-style-name="Default" style:data-style-name="N115">
      <style:table-cell-properties fo:border-bottom="0.74pt solid #000000" fo:background-color="#dddddd" style:text-align-source="fix" style:repeat-content="false" fo:border-left="none" fo:border-right="none" fo:border-top="none"/>
      <style:paragraph-properties fo:text-align="center" fo:margin-left="0cm"/>
      <style:text-properties fo:color="#1c1c1c" style:font-name="Arial"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ce3" style:family="table-cell" style:parent-style-name="Default" style:data-style-name="N115">
      <style:text-properties style:font-name="Arial"/>
    </style:style>
    <style:style style:name="ce4" style:family="table-cell" style:parent-style-name="Default" style:data-style-name="N115">
      <style:table-cell-properties fo:background-color="#dddddd" style:text-align-source="fix" style:repeat-content="false" fo:border="none"/>
      <style:paragraph-properties fo:text-align="start" fo:margin-left="0cm"/>
      <style:text-properties fo:color="#1c1c1c" style:font-name="Arial" fo:language="zxx" fo:country="none" fo:font-weight="bold" style:language-asian="zxx" style:country-asian="none" style:font-weight-asian="bold" style:language-complex="zxx" style:country-complex="none" style:font-weight-complex="bold"/>
    </style:style>
  </office:automatic-styles>
  <office:body>
    <office:spreadsheet>
      <table:calculation-settings table:automatic-find-labels="false" table:use-regular-expressions="false" table:use-wildcards="true" table:null-year="1950"/>
      <table:table table:name="From EA Sports WRC" table:style-name="ta1">
        <table:table-column table:style-name="co1" table:number-columns-repeated="8" table:default-cell-style-name="ce1"/>
        <table:table-column table:style-name="co1" table:default-cell-style-name="Default"/>
        <table:table-row table:style-name="ro1">
          <table:table-cell table:formula="of:=MIN([.A5:.A1000])" office:value-type="float" office:value="18.2" calcext:value-type="float">
            <text:p>18,2m</text:p>
          </table:table-cell>
          <table:table-cell table:formula="of:=MIN([.B5:.B1000])" office:value-type="float" office:value="16.9" calcext:value-type="float">
            <text:p>16,9m</text:p>
          </table:table-cell>
          <table:table-cell table:formula="of:=MIN([.C5:.C1000])" office:value-type="float" office:value="28.2" calcext:value-type="float">
            <text:p>28,2m</text:p>
          </table:table-cell>
          <table:table-cell table:formula="of:=MIN([.D5:.D1000])" office:value-type="float" office:value="49.2" calcext:value-type="float">
            <text:p>49,2m</text:p>
          </table:table-cell>
          <table:table-cell table:formula="of:=MIN([.E5:.E1000])" office:value-type="float" office:value="43.9" calcext:value-type="float">
            <text:p>43,9m</text:p>
          </table:table-cell>
          <table:table-cell table:formula="of:=MIN([.F5:.F1000])" office:value-type="float" office:value="0" calcext:value-type="float">
            <text:p>0,0m</text:p>
          </table:table-cell>
          <table:table-cell table:formula="of:=MIN([.G5:.G1000])" office:value-type="float" office:value="55" calcext:value-type="float">
            <text:p>55,0m</text:p>
          </table:table-cell>
          <table:table-cell table:formula="of:=MIN([.H5:.H1000])" office:value-type="float" office:value="68" calcext:value-type="float">
            <text:p>68,0m</text:p>
          </table:table-cell>
          <table:table-cell table:style-name="ce4" office:value-type="string" calcext:value-type="string">
            <text:p>max</text:p>
          </table:table-cell>
        </table:table-row>
        <table:table-row table:style-name="ro1">
          <table:table-cell table:formula="of:=MEDIAN([.A5:.A1000])" office:value-type="float" office:value="19.6" calcext:value-type="float">
            <text:p>19,6m</text:p>
          </table:table-cell>
          <table:table-cell table:formula="of:=MEDIAN([.B5:.B1000])" office:value-type="float" office:value="23.9" calcext:value-type="float">
            <text:p>23,9m</text:p>
          </table:table-cell>
          <table:table-cell table:formula="of:=MEDIAN([.C5:.C1000])" office:value-type="float" office:value="28.2" calcext:value-type="float">
            <text:p>28,2m</text:p>
          </table:table-cell>
          <table:table-cell table:formula="of:=MEDIAN([.D5:.D1000])" office:value-type="float" office:value="59.6" calcext:value-type="float">
            <text:p>59,6m</text:p>
          </table:table-cell>
          <table:table-cell table:formula="of:=MEDIAN([.E5:.E1000])" office:value-type="float" office:value="58.65" calcext:value-type="float">
            <text:p>58,7m</text:p>
          </table:table-cell>
          <table:table-cell table:formula="of:=MEDIAN([.F5:.F1000])" office:value-type="string" office:string-value="" calcext:value-type="error">
            <text:p>#VALUE!</text:p>
          </table:table-cell>
          <table:table-cell table:formula="of:=MEDIAN([.G5:.G1000])" office:value-type="float" office:value="97" calcext:value-type="float">
            <text:p>97,0m</text:p>
          </table:table-cell>
          <table:table-cell table:formula="of:=MEDIAN([.H5:.H1000])" office:value-type="float" office:value="71.1" calcext:value-type="float">
            <text:p>71,1m</text:p>
          </table:table-cell>
          <table:table-cell table:style-name="ce4" office:value-type="string" calcext:value-type="string">
            <text:p>median</text:p>
          </table:table-cell>
        </table:table-row>
        <table:table-row table:style-name="ro1">
          <table:table-cell table:formula="of:=MAX([.A5:.A1000])" office:value-type="float" office:value="29.9" calcext:value-type="float">
            <text:p>29,9m</text:p>
          </table:table-cell>
          <table:table-cell table:formula="of:=MAX([.B5:.B1000])" office:value-type="float" office:value="61.7" calcext:value-type="float">
            <text:p>61,7m</text:p>
          </table:table-cell>
          <table:table-cell table:formula="of:=MAX([.C5:.C1000])" office:value-type="float" office:value="28.2" calcext:value-type="float">
            <text:p>28,2m</text:p>
          </table:table-cell>
          <table:table-cell table:formula="of:=MAX([.D5:.D1000])" office:value-type="float" office:value="85" calcext:value-type="float">
            <text:p>85,0m</text:p>
          </table:table-cell>
          <table:table-cell table:formula="of:=MAX([.E5:.E1000])" office:value-type="float" office:value="81.4" calcext:value-type="float">
            <text:p>81,4m</text:p>
          </table:table-cell>
          <table:table-cell table:formula="of:=MAX([.F5:.F1000])" office:value-type="float" office:value="0" calcext:value-type="float">
            <text:p>0,0m</text:p>
          </table:table-cell>
          <table:table-cell table:formula="of:=MAX([.G5:.G1000])" office:value-type="float" office:value="141.2" calcext:value-type="float">
            <text:p>141,2m</text:p>
          </table:table-cell>
          <table:table-cell table:formula="of:=MAX([.H5:.H1000])" office:value-type="float" office:value="131.2" calcext:value-type="float">
            <text:p>131,2m</text:p>
          </table:table-cell>
          <table:table-cell table:style-name="ce4" office:value-type="string" calcext:value-type="string">
            <text:p>min</text:p>
          </table:table-cell>
        </table:table-row>
        <table:table-row table:style-name="ro1">
          <table:table-cell table:style-name="ce2" office:value-type="string" calcext:value-type="string">
            <text:p>square</text:p>
          </table:table-cell>
          <table:table-cell table:style-name="ce2" office:value-type="string" calcext:value-type="string">
            <text:p>one</text:p>
          </table:table-cell>
          <table:table-cell table:style-name="ce2" office:value-type="string" calcext:value-type="string">
            <text:p>two</text:p>
          </table:table-cell>
          <table:table-cell table:style-name="ce2" office:value-type="string" calcext:value-type="string">
            <text:p>three</text:p>
          </table:table-cell>
          <table:table-cell table:style-name="ce2" office:value-type="string" calcext:value-type="string">
            <text:p>four</text:p>
          </table:table-cell>
          <table:table-cell table:style-name="ce2" office:value-type="string" calcext:value-type="string">
            <text:p>five</text:p>
          </table:table-cell>
          <table:table-cell table:style-name="ce2" office:value-type="string" calcext:value-type="string">
            <text:p>six</text:p>
          </table:table-cell>
          <table:table-cell table:style-name="ce2" office:value-type="string" calcext:value-type="string">
            <text:p>slight</text:p>
          </table:table-cell>
          <table:table-cell/>
        </table:table-row>
        <table:table-row table:style-name="ro1">
          <table:table-cell table:style-name="ce3" office:value-type="float" office:value="20.6" calcext:value-type="float">
            <text:p>20,6m</text:p>
          </table:table-cell>
          <table:table-cell table:style-name="ce3" office:value-type="float" office:value="19.6" calcext:value-type="float">
            <text:p>19,6m</text:p>
          </table:table-cell>
          <table:table-cell table:style-name="ce3" office:value-type="float" office:value="28.2" calcext:value-type="float">
            <text:p>28,2m</text:p>
          </table:table-cell>
          <table:table-cell table:style-name="ce3" office:value-type="float" office:value="49.2" calcext:value-type="float">
            <text:p>49,2m</text:p>
          </table:table-cell>
          <table:table-cell table:style-name="ce3" office:value-type="float" office:value="50.9" calcext:value-type="float">
            <text:p>50,9m</text:p>
          </table:table-cell>
          <table:table-cell table:style-name="ce3"/>
          <table:table-cell table:style-name="ce3" office:value-type="float" office:value="59.8" calcext:value-type="float">
            <text:p>59,8m</text:p>
          </table:table-cell>
          <table:table-cell table:style-name="ce3" office:value-type="float" office:value="131.2" calcext:value-type="float">
            <text:p>131,2m</text:p>
          </table:table-cell>
          <table:table-cell/>
        </table:table-row>
        <table:table-row table:style-name="ro1">
          <table:table-cell office:value-type="float" office:value="18.2" calcext:value-type="float">
            <text:p>18,2m</text:p>
          </table:table-cell>
          <table:table-cell office:value-type="float" office:value="23.9" calcext:value-type="float">
            <text:p>23,9m</text:p>
          </table:table-cell>
          <table:table-cell/>
          <table:table-cell office:value-type="float" office:value="59.6" calcext:value-type="float">
            <text:p>59,6m</text:p>
          </table:table-cell>
          <table:table-cell office:value-type="float" office:value="43.9" calcext:value-type="float">
            <text:p>43,9m</text:p>
          </table:table-cell>
          <table:table-cell/>
          <table:table-cell office:value-type="float" office:value="97" calcext:value-type="float">
            <text:p>97,0m</text:p>
          </table:table-cell>
          <table:table-cell office:value-type="float" office:value="68" calcext:value-type="float">
            <text:p>68,0m</text:p>
          </table:table-cell>
          <table:table-cell/>
        </table:table-row>
        <table:table-row table:style-name="ro1">
          <table:table-cell office:value-type="float" office:value="29.9" calcext:value-type="float">
            <text:p>29,9m</text:p>
          </table:table-cell>
          <table:table-cell office:value-type="float" office:value="29.4" calcext:value-type="float">
            <text:p>29,4m</text:p>
          </table:table-cell>
          <table:table-cell/>
          <table:table-cell office:value-type="float" office:value="65.6" calcext:value-type="float">
            <text:p>65,6m</text:p>
          </table:table-cell>
          <table:table-cell office:value-type="float" office:value="81.4" calcext:value-type="float">
            <text:p>81,4m</text:p>
          </table:table-cell>
          <table:table-cell/>
          <table:table-cell office:value-type="float" office:value="116.7" calcext:value-type="float">
            <text:p>116,7m</text:p>
          </table:table-cell>
          <table:table-cell office:value-type="float" office:value="71.1" calcext:value-type="float">
            <text:p>71,1m</text:p>
          </table:table-cell>
          <table:table-cell/>
        </table:table-row>
        <table:table-row table:style-name="ro1">
          <table:table-cell office:value-type="float" office:value="18.6" calcext:value-type="float">
            <text:p>18,6m</text:p>
          </table:table-cell>
          <table:table-cell office:value-type="float" office:value="61.7" calcext:value-type="float">
            <text:p>61,7m</text:p>
          </table:table-cell>
          <table:table-cell/>
          <table:table-cell office:value-type="float" office:value="85" calcext:value-type="float">
            <text:p>85,0m</text:p>
          </table:table-cell>
          <table:table-cell office:value-type="float" office:value="61.3" calcext:value-type="float">
            <text:p>61,3m</text:p>
          </table:table-cell>
          <table:table-cell/>
          <table:table-cell office:value-type="float" office:value="55" calcext:value-type="float">
            <text:p>55,0m</text:p>
          </table:table-cell>
          <table:table-cell table:number-columns-repeated="2"/>
        </table:table-row>
        <table:table-row table:style-name="ro1">
          <table:table-cell/>
          <table:table-cell office:value-type="float" office:value="30" calcext:value-type="float">
            <text:p>30,0m</text:p>
          </table:table-cell>
          <table:table-cell/>
          <table:table-cell office:value-type="float" office:value="56.5" calcext:value-type="float">
            <text:p>56,5m</text:p>
          </table:table-cell>
          <table:table-cell office:value-type="float" office:value="59.6" calcext:value-type="float">
            <text:p>59,6m</text:p>
          </table:table-cell>
          <table:table-cell/>
          <table:table-cell office:value-type="float" office:value="141.2" calcext:value-type="float">
            <text:p>141,2m</text:p>
          </table:table-cell>
          <table:table-cell table:number-columns-repeated="2"/>
        </table:table-row>
        <table:table-row table:style-name="ro1">
          <table:table-cell/>
          <table:table-cell office:value-type="float" office:value="16.9" calcext:value-type="float">
            <text:p>16,9m</text:p>
          </table:table-cell>
          <table:table-cell table:number-columns-repeated="2"/>
          <table:table-cell office:value-type="float" office:value="54" calcext:value-type="float">
            <text:p>54,0m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.4" calcext:value-type="float">
            <text:p>20,4m</text:p>
          </table:table-cell>
          <table:table-cell table:number-columns-repeated="2"/>
          <table:table-cell office:value-type="float" office:value="57.7" calcext:value-type="float">
            <text:p>57,7m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60.4" calcext:value-type="float">
            <text:p>60,4m</text:p>
          </table:table-cell>
          <table:table-cell table:number-columns-repeated="4"/>
        </table:table-row>
        <table:table-row table:style-name="ro1" table:number-rows-repeated="1048563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Arial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number:number-style style:name="N115">
      <number:number number:decimal-places="1" number:min-decimal-places="1" number:min-integer-digits="1"/>
      <number:text>m</number:text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01">00.00.0000</text:date>, <text:time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4-01T14:33:29.103488600</meta:creation-date>
    <dc:date>2026-04-01T15:32:14.829845000</dc:date>
    <meta:editing-duration>PT5M7S</meta:editing-duration>
    <meta:editing-cycles>2</meta:editing-cycles>
    <meta:generator>LibreOffice/26.2.1.2$Windows_X86_64 LibreOffice_project/620$Build-2</meta:generator>
    <meta:document-statistic meta:table-count="1" meta:cell-count="68" meta:object-count="0"/>
  </office:meta>
</office:document-meta>
</file>